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6pt" style:text-underline-style="solid" style:text-underline-width="auto" style:text-underline-color="font-color" style:font-size-asian="16pt" style:font-size-complex="16pt"/>
    </style:style>
    <style:style style:name="P2" style:family="paragraph" style:parent-style-name="Standard">
      <style:text-properties fo:font-size="12pt" style:text-underline-style="solid" style:text-underline-width="auto" style:text-underline-color="font-color" style:font-size-asian="10.5pt" style:font-size-complex="12pt"/>
    </style:style>
    <style:style style:name="P3" style:family="paragraph" style:parent-style-name="Standard">
      <style:text-properties fo:font-size="12pt" style:text-underline-style="solid" style:text-underline-width="auto" style:text-underline-color="font-color" style:font-size-asian="12pt" style:font-size-complex="12pt"/>
    </style:style>
    <style:style style:name="P4" style:family="paragraph" style:parent-style-name="Standard">
      <style:text-properties fo:font-size="12pt" style:text-underline-style="none" style:font-size-asian="10.5pt" style:font-size-complex="12pt"/>
    </style:style>
    <style:style style:name="P5" style:family="paragraph" style:parent-style-name="Standard">
      <style:text-properties fo:font-size="12pt" style:text-underline-style="none" style:font-size-asian="12pt" style:font-size-complex="12pt"/>
    </style:style>
    <style:style style:name="P6" style:family="paragraph" style:parent-style-name="Standard">
      <style:text-properties fo:font-size="12pt" style:text-underline-style="none" style:font-size-asian="10.5pt" style:font-size-complex="12pt"/>
    </style:style>
    <style:style style:name="P7" style:family="paragraph" style:parent-style-name="Standard" style:list-style-name="L1">
      <style:text-properties fo:font-size="12pt" style:text-underline-style="none" style:font-size-asian="10.5pt" style:font-size-complex="12pt"/>
    </style:style>
    <style:style style:name="P8" style:family="paragraph" style:parent-style-name="Standard" style:list-style-name="L2">
      <style:text-properties fo:font-size="12pt" style:text-underline-style="none" style:font-size-asian="10.5pt" style:font-size-complex="12pt"/>
    </style:style>
    <style:style style:name="P9" style:family="paragraph" style:parent-style-name="Standard" style:list-style-name="L3">
      <style:text-properties fo:font-size="12pt" style:text-underline-style="none" style:font-size-asian="10.5pt" style:font-size-complex="12pt"/>
    </style:style>
    <style:style style:name="P10" style:family="paragraph" style:parent-style-name="Standard">
      <style:text-properties fo:font-size="20pt" style:text-underline-style="solid" style:text-underline-width="auto" style:text-underline-color="font-color" style:font-size-asian="20pt" style:font-size-complex="20pt"/>
    </style:style>
    <style:style style:name="P11" style:family="paragraph" style:parent-style-name="Standard">
      <style:text-properties fo:font-size="16pt" style:text-underline-style="none" style:font-size-asian="14pt" style:font-size-complex="16pt"/>
    </style:style>
    <style:style style:name="T1" style:family="text">
      <style:text-properties style:text-underline-style="solid" style:text-underline-width="auto" style:text-underline-color="font-color"/>
    </style:style>
    <style:style style:name="T2" style:family="text">
      <style:text-properties fo:font-size="16pt" style:text-underline-style="solid" style:text-underline-width="auto" style:text-underline-color="font-color" style:font-size-asian="16pt" style:font-size-complex="16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iapo Titre :</text:p>
      <text:p text:style-name="P4"/>
      <text:p text:style-name="P11">+ Laboratoire d'informatique de Paris 6</text:p>
      <text:p text:style-name="P4"><text:span text:style-name="T2"/></text:p>
      <text:p text:style-name="P10">Diapo Sommaire :</text:p>
      <text:p text:style-name="P5"/>
      <text:p text:style-name="P11">+ </text:p>
      <text:p text:style-name="P3"/>
      <text:p text:style-name="P3"/>
      <text:p text:style-name="P10">Diapos introduction :</text:p>
      <text:p text:style-name="P5"/>
      <text:p text:style-name="P5">Je vais donc présenter les différentes notions importantes, on va rapidement présenter les différences entre les architecture pair à pair et client/serveur. Et ensuite on définira la notion d'overlay.</text:p>
      <text:p text:style-name="P3"/>
      <text:p text:style-name="P3">P2P vs Client serveur:</text:p>
      <text:p text:style-name="P4">Actuellement les Jeux Vidéos multijoueurs sont réalisées avec une architecture de type client / serveur. Cette architecture est plus simple à contrôler et à mettre en place, chaque client va échanger avec un même serveur, qui peut être répliqué. Le problème de cette architecture est qu'elle aura des difficultés pour passer à l'échelle, sans que l'on doive mettre de gros moyen financier pour des serveurs de grandes capacité ou des clusters de serveur. Le serveur est le goulot d'étranglement dans cette architecture. </text:p>
      <text:p text:style-name="P4">Donc l'architecture pair à pair peut être une solutions à ce problème. Il n'y a plus de notions de client et de serveur, chaque entité va jouer les deux rôles, il n'y aura donc plus de problème de passage à l'échelle. Cette architecture nécessite des communications entre les entités. Elle est aussi plus difficile à surveiller que <text:span text:style-name="T1">l'architecture</text:span> client / serveur car tout le monde joue le rôle de serveur. Le problème de cette architecture, que nous avons tenté de résoudre en partie durant le stage, est que les systèmes p2p existants sont trop peu réactifs pour assurer une latence suffisante pour les applications.</text:p>
      <text:p text:style-name="P4"/>
      <text:p text:style-name="P4"/>
      <text:p text:style-name="P2">Overlay :</text:p>
      <text:p text:style-name="P4">Je vais vous présenter la notion d'overlay. Un overlay est un réseau informatique formant un graphe où les liens sont déterminés avec un critère logique. Dans notre cas, ça veut dire que :</text:p>
      <text:list xml:id="list829323582" text:style-name="L1">
        <text:list-item>
          <text:list>
            <text:list-item>
              <text:p text:style-name="P7">Des personnes jouent <text:s/>chez eux sur leur ordinateur. Il existe entre les ordinateurs des différents joueurs, un réseau physique pour qu'ils puissent communiquer.</text:p>
            </text:list-item>
            <text:list-item>
              <text:p text:style-name="P7">Chaque personnes va contrôler un personnage dans le monde virtuel, chaque personnage représente un nœud dans le réseau virtuel.</text:p>
            </text:list-item>
            <text:list-item>
              <text:p text:style-name="P7">Les liens entre les personnages sont différents des liens entre les personnes réelles. </text:p>
            </text:list-item>
          </text:list>
        </text:list-item>
      </text:list>
      <text:p text:style-name="P3"/>
      <text:p text:style-name="P3"/>
      <text:p text:style-name="P3"/>
      <text:p text:style-name="P3"/>
      <text:p text:style-name="P1">Diapos Etat de l'art :</text:p>
      <text:p text:style-name="P4"/>
      <text:p text:style-name="P4">On va passer à la présentation des différents mécanismes importants pour la compréhension des solutions que nous avons introduites durant le stage. Nous allons tout d'abord voir les points qui nous serons utiles dans Solipsis. Ensuite on regardera rapidement ce que peuvent nous apporter less différentes traces des joueurs de MMOGs. Ce qui nous servira à introduire Blue Banana, qui grâce à <text:soft-page-break/>l'étude de la mobilité, a introduit un première solution partielle au problème de la réactivité.</text:p>
      <text:p text:style-name="P4"/>
      <text:p text:style-name="P4"/>
      <text:p text:style-name="P2">Solipsis :</text:p>
      <text:p text:style-name="P4">Solipsis propose un monde virtuel entièrement décentralisé et scalable, il met en place un overlay qui va avoir une forte malléabilité applicative, c'est à dire qu'il va essayer de s'adapter au mieux en fonctions des mouvement dans l'application. Dans Solipsis, chaque entité collecte des informations pour reconstituer son environnement local,..</text:p>
      <text:p text:style-name="P4">Solipsis introduit deux propriétés importantes :</text:p>
      <text:list xml:id="list1908535284" text:style-name="L2">
        <text:list-item>
          <text:list>
            <text:list-item>
              <text:p text:style-name="P8">la première est un propriétés de connaissance locale : une entité doit être connectée avec tous ses plus proches voisin, elle peut aussi connaître des entité en dehors de son environnement local. Mais toutes entité qui est situé à l'intérieur de l'environnement d'une autre entité doit faire parti des voisins de cette entité.</text:p>
            </text:list-item>
            <text:list-item>
              <text:p text:style-name="P8">La deuxième propriété est que toute entité virtuelle doit se trouver à l'intérieur de l'enveloppe convexe contenant l'ensemble de ses voisins logiques.</text:p>
            </text:list-item>
          </text:list>
        </text:list-item>
      </text:list>
      <text:p text:style-name="P4">Ces propriétés ont été importantes pour évaluer les solutions que nous avons mis en place.</text:p>
      <text:p text:style-name="P4"/>
      <text:p text:style-name="P2">Trace :</text:p>
      <text:p text:style-name="P4">Des études des traces des joueurs de MMOG, ont permis de détecter plusieurs habitudes des joueurs . Une des premières observations est qu'il existe des zones denses. Dans ces zones denses, les personnages bougent lentement et on des mouvement erratiques ou désordonné. </text:p>
      <text:p text:style-name="P4">Enfin, entre ces zones denses, les personnages ont des mouvements qui vont être rectiligne et qui seront rapides. </text:p>
      <text:p text:style-name="P4"/>
      <text:p text:style-name="P2">Blue Banana :</text:p>
      <text:p text:style-name="P4">Après avoir regarder la mobilité des joueurs dans les MMOGs, Blue Banana introduit trois états pour un avatar :</text:p>
      <text:list xml:id="list787574052" text:style-name="L3">
        <text:list-item>
          <text:list>
            <text:list-item>
              <text:p text:style-name="P9">l'état Halted, où l'avatar ne bouge pas</text:p>
            </text:list-item>
            <text:list-item>
              <text:p text:style-name="P9">l'état Travelling où l'avatar se déplace rapidement sur le carte et à une trajectoire droite, entre les zones denses</text:p>
            </text:list-item>
            <text:list-item>
              <text:p text:style-name="P9">l'état Exploring où l'avatar est en train d'explorer une zone, sa trajectoire est confuse, désordonnée et sa vitesse est lente. </text:p>
            </text:list-item>
          </text:list>
        </text:list-item>
      </text:list>
      <text:p text:style-name="P4">Après avoir mis en place ces états, un mécanisme d'anticipation des mouvements des avatars est introduit. Le principe de ce mécanisme est simple, si un avatar est dans un état T alors il va chercher des nœuds sur sa trajectoire. Comme on peut voir sur le schéma, il envoie un message au premier nœud. Le nœud qui recoit le message va évaluer si il est un bon candidat et va propager le message. Chaque nœud contacté va répondre au nœud de départ.</text:p>
      <text:p text:style-name="P4"/>
      <text:p text:style-name="P4"/>
      <text:p text:style-name="P4"/>
      <text:p text:style-name="P4"/>
      <text:p text:style-name="P4"/>
      <text:p text:style-name="P4"/>
      <text:p text:style-name="P4"/>
      <text:p text:style-name="P4"/>
      <text:p text:style-name="P4"/>
      <text:p text:style-name="P1">Diapos Amélioration transition :</text:p>
      <text:p text:style-name="P4">Durant le stage, on a mis en place plusieurs solutions pour l'amélioration de la réactivité des réseaux P2P. On s'est appuyé sur le travail Blue Banana. Je vous parlerai tout d'abord du cache pour les zones des denses, ensuite on regardera les changement apportés au préchargement des données.</text:p>
      <text:p text:style-name="P4">Durant la phase de recherche de solutions d'amélioration, d'autres pistes ont été trouvées mais nous n'avons pas pu les tester. Les mouvements de groupe et l'introduction d'un mécanisme de <text:soft-page-break/>connaissance des routes entre les zones denses sont les principales pistes.</text:p>
      <text:p text:style-name="P4">Avant d'expliquer le fonctionnent du cache, je vais présenter les différentes métriques utilisées pour analyser les résultats. <text:s/>On regardera le nombre de messages pour chaque solution. La cohérence de la topologie est la métrique principale, elle est définie par le nombre de nœud qui sont dans la zone de connaissance d'un nœud sans être dans sa liste des voisins. Plus elle est faible, mieux c'est.</text:p>
      <text:p text:style-name="P4">On regardera aussi le nombre de cache Hit et Miss pour le cache.</text:p>
      <text:p text:style-name="P4">On regardera l'évolution de ces métriques en fonction du degré de mobilité. Le degré de mobilité représente le nombre d'avatar dans l'état à chaque instant. </text:p>
      <text:p text:style-name="P1"/>
      <text:p text:style-name="P1">Diapos Caches :</text:p>
      <text:p text:style-name="P4">Je vais maintenant vous présenter la première solution qui consiste a ajouté un cache pour les zones denses. Je vais commencer par expliquer sont fonctionnent global et ensuite nous verrons les résultats. </text:p>
      <text:p text:style-name="P4">Comment fonctionne le cache ? C'est simple, chaque nœud de l'environnement va disposer d'un cache ( qui est dans notre cas un HashMap). Ce cache sera utilisé seulement par des nœuds qui sont dans l'état Wandering. Deux types de cache ont été mis en place, l'un qui retourne un nœud lors d'un recherche et l'un qui renvoie plusieurs nœuds. Dans la dernière version du cache mise en place, la recherche se fait en fonction de la zone de connaissance d'un nœud. </text:p>
      <text:p text:style-name="P4"/>
      <text:p text:style-name="P4">On va voir sur un exemple le fonctionnement du cache. On a donc des nœuds, le nœud sur lequel on va se focaliser est le nœud rouge. Les nœuds en violets sont les nœuds appartenant à son ensemble de voisin. On peut voir que se sont les nœuds appartenant à sa zone de connaissance, qui est entouré de rouge.</text:p>
      <text:p text:style-name="P4">…</text:p>
      <text:p text:style-name="P4"/>
      <text:p text:style-name="P4"/>
      <text:p text:style-name="P4">Différents paramètres on été ajouté au cache, on a implémenté un mécanisme qui permet de mettre à jour toutes les données qui sont dans le cache, mais il est très couteux en messages. Il est désactivé dans les résultats qui vont suivre.</text:p>
      <text:p text:style-name="P4">Un mécanisme de contact d'un nœud est aussi présent, il permet de contacter un nœud du cache pour être sur qu'il n'a pas bougé depuis qu'il est dans le cache.</text:p>
      <text:p text:style-name="P4">On a aussi ajouter une aide aux voisins qui cherchent des nœuds, ça permet de regarder dans son cache , en plus que dans son ensemble de voisins.</text:p>
      <text:p text:style-name="P4"/>
      <text:p text:style-name="P1"/>
      <text:p text:style-name="P1">Diapos Prefetch:</text:p>
      <text:p text:style-name="P1"/>
      <text:p text:style-name="P1"/>
      <text:p text:style-name="P1"/>
      <text:p text:style-name="P1">Diapo Conclu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Xavier </meta:initial-creator>
    <meta:creation-date>2010-09-06T09:09:13</meta:creation-date>
    <dc:date>2010-09-07T12:43:22</dc:date>
    <dc:creator>Xavier </dc:creator>
    <meta:editing-duration>PT05H28M51S</meta:editing-duration>
    <meta:editing-cycles>8</meta:editing-cycles>
    <meta:generator>OpenOffice.org/3.2$Unix OpenOffice.org_project/320m12$Build-9483</meta:generator>
    <meta:printed-by>Xavier </meta:printed-by>
    <meta:print-date>2010-09-06T11:54:44</meta:print-date>
    <meta:document-statistic meta:table-count="0" meta:image-count="0" meta:object-count="0" meta:page-count="3" meta:paragraph-count="47" meta:word-count="1250" meta:character-count="7521"/>
  </office:meta>
</office:document-meta>
</file>